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ff0000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f64ed"/>
    </style:style>
    <style:style style:name="P5" style:family="paragraph" style:parent-style-name="Standard" style:list-style-name="L1">
      <style:text-properties officeooo:paragraph-rsid="0021d428"/>
    </style:style>
    <style:style style:name="P6" style:family="paragraph" style:parent-style-name="Standard" style:list-style-name="L1">
      <style:text-properties officeooo:rsid="001f64ed" officeooo:paragraph-rsid="001f64ed"/>
    </style:style>
    <style:style style:name="P7" style:family="paragraph" style:parent-style-name="Standard" style:list-style-name="L1">
      <style:text-properties officeooo:rsid="001f64ed" officeooo:paragraph-rsid="0021d428"/>
    </style:style>
    <style:style style:name="P8" style:family="paragraph" style:parent-style-name="Standard">
      <style:text-properties fo:color="#ff0000"/>
    </style:style>
    <style:style style:name="P9" style:family="paragraph" style:parent-style-name="Standard">
      <style:text-properties officeooo:paragraph-rsid="0020b516"/>
    </style:style>
    <style:style style:name="P10" style:family="paragraph" style:parent-style-name="Standard">
      <style:text-properties fo:font-weight="bold" officeooo:paragraph-rsid="0020b516" style:font-weight-asian="bold" style:font-weight-complex="bold"/>
    </style:style>
    <style:style style:name="P11" style:family="paragraph" style:parent-style-name="Standard">
      <style:text-properties fo:font-weight="bold" officeooo:rsid="0020b516" officeooo:paragraph-rsid="0020b516" style:font-weight-asian="bold" style:font-weight-complex="bold"/>
    </style:style>
    <style:style style:name="P12" style:family="paragraph" style:parent-style-name="Standard">
      <style:text-properties fo:font-weight="bold" officeooo:rsid="0021d428" officeooo:paragraph-rsid="0021d428" style:font-weight-asian="bold" style:font-weight-complex="bold"/>
    </style:style>
    <style:style style:name="P13" style:family="paragraph" style:parent-style-name="Standard">
      <style:text-properties officeooo:rsid="0020b516" officeooo:paragraph-rsid="0020b516"/>
    </style:style>
    <style:style style:name="P14" style:family="paragraph" style:parent-style-name="Standard" style:list-style-name="L1">
      <style:text-properties officeooo:rsid="0021d428" officeooo:paragraph-rsid="0021d428"/>
    </style:style>
    <style:style style:name="P15" style:family="paragraph" style:parent-style-name="Standard">
      <style:text-properties officeooo:paragraph-rsid="0021d428"/>
    </style:style>
    <style:style style:name="P16" style:family="paragraph" style:parent-style-name="Standard">
      <style:text-properties officeooo:rsid="002374a3" officeooo:paragraph-rsid="002374a3"/>
    </style:style>
    <style:style style:name="T1" style:family="text">
      <style:text-properties officeooo:rsid="001edde7"/>
    </style:style>
    <style:style style:name="T2" style:family="text">
      <style:text-properties officeooo:rsid="001f64ed"/>
    </style:style>
    <style:style style:name="T3" style:family="text">
      <style:text-properties officeooo:rsid="0020b5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b516" style:font-weight-asian="bold" style:font-weight-complex="bold"/>
    </style:style>
    <style:style style:name="T6" style:family="text">
      <style:text-properties officeooo:rsid="0021d428"/>
    </style:style>
    <style:style style:name="T7" style:family="text">
      <style:text-properties fo:color="#ff0000"/>
    </style:style>
    <style:style style:name="T8" style:family="text">
      <style:text-properties fo:color="#ff0000" officeooo:rsid="0021d4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 140W – Lab 1 – Windows Introduction</text:p>
      <text:p text:style-name="Standard"/>
      <text:p text:style-name="Standard">Name: ____________________________________</text:p>
      <text:p text:style-name="Standard"/>
      <text:p text:style-name="P1">Part 1 – Lap Preparation</text:p>
      <text:p text:style-name="Standard"/>
      <text:p text:style-name="Standard">The class provides laptops with a copy of Windows <text:span text:style-name="T1">10</text:span> which will run in a virtual environment. <text:s/>The laptops are running Windows 7 Professional as the host operating system and use <text:span text:style-name="T1">Oracle VM VirtualBox</text:span> to provide the virtualized environment. <text:s/>If you have your own laptop with Windows <text:span text:style-name="T1">10</text:span> then you have the option of using that, but you need to know that you will have some lab assignments that will modify some of your default configuration and settings.</text:p>
      <text:p text:style-name="Standard"/>
      <text:p text:style-name="Standard">If you are using your own Windows <text:span text:style-name="T1">10</text:span> laptop then you can can skip to part 2.</text:p>
      <text:p text:style-name="Standard"/>
      <text:p text:style-name="Standard">If you are using a class laptop then you need to follow these instructions to prepare the laptop.</text:p>
      <text:p text:style-name="Standard"/>
      <text:list xml:id="list6192368773974441035" text:style-name="L1">
        <text:list-item>
          <text:p text:style-name="P3">Create your own account</text:p>
          <text:list>
            <text:list-item>
              <text:p text:style-name="P3">Log into the cis140<text:span text:style-name="T1">W</text:span> account <text:span text:style-name="T1">(password cis140W)</text:span></text:p>
            </text:list-item>
            <text:list-item>
              <text:p text:style-name="P3">From the Start button select Control Panel</text:p>
            </text:list-item>
            <text:list-item>
              <text:p text:style-name="P3">Start the User Accounts applet</text:p>
            </text:list-item>
            <text:list-item>
              <text:p text:style-name="P3">Select Manage another account</text:p>
            </text:list-item>
            <text:list-item>
              <text:p text:style-name="P3">Select Create a new account</text:p>
            </text:list-item>
            <text:list-item>
              <text:p text:style-name="P3">Use your name to create an Administrator account</text:p>
            </text:list-item>
            <text:list-item>
              <text:p text:style-name="P3">Log off the cis140<text:span text:style-name="T1">W</text:span> account and log into your new account</text:p>
            </text:list-item>
          </text:list>
        </text:list-item>
        <text:list-item>
          <text:p text:style-name="P3">Copy the Windows <text:span text:style-name="T1">10</text:span> virtual machine</text:p>
          <text:list>
            <text:list-item>
              <text:p text:style-name="P3">From the Start button select Computer</text:p>
            </text:list-item>
            <text:list-item>
              <text:p text:style-name="P3">Navigate to C:\Users\cis140<text:span text:style-name="T1">W</text:span>\My Documents</text:p>
            </text:list-item>
            <text:list-item>
              <text:p text:style-name="P3">From the Start button select your Username</text:p>
            </text:list-item>
            <text:list-item>
              <text:p text:style-name="P3">Navigate to your My Documents folder</text:p>
            </text:list-item>
            <text:list-item>
              <text:p text:style-name="P3">In the My Documents folder with the Virtual Machines folder copy the Virtual Machines folder. <text:s/><text:span text:style-name="T1">(Do not drag it)</text:span></text:p>
            </text:list-item>
            <text:list-item>
              <text:p text:style-name="P3">In your user My Documents folder paste the Virtual Machines folder</text:p>
            </text:list-item>
            <text:list-item>
              <text:p text:style-name="P3">After copying the <text:span text:style-name="T1">8</text:span>-<text:span text:style-name="T1">9 </text:span>GB <text:span text:style-name="T1">folder </text:span>you can close both folders</text:p>
            </text:list-item>
          </text:list>
        </text:list-item>
        <text:list-item>
          <text:p text:style-name="P3">Start your Virtual Machine</text:p>
          <text:list>
            <text:list-item>
              <text:p text:style-name="P3">Start <text:span text:style-name="T2">Oracle </text:span>VM <text:span text:style-name="T2">VirtualBox</text:span></text:p>
            </text:list-item>
            <text:list-item>
              <text:p text:style-name="P6">Click the New button</text:p>
            </text:list-item>
            <text:list-item>
              <text:p text:style-name="P6">Set the name to Windows 10</text:p>
            </text:list-item>
            <text:list-item>
              <text:p text:style-name="P3">Select the Windows <text:span text:style-name="T2">10</text:span> virtual machine</text:p>
            </text:list-item>
            <text:list-item>
              <text:p text:style-name="P6">Accept the default memory <text:span text:style-name="T3">of 2048 MB</text:span></text:p>
            </text:list-item>
            <text:list-item>
              <text:p text:style-name="P6">Use an existing hard drive. <text:s/>Navigate to the one you copied.</text:p>
            </text:list-item>
            <text:list-item>
              <text:p text:style-name="P4"><text:span text:style-name="T2">Start your virtual machine</text:span></text:p>
            </text:list-item>
          </text:list>
        </text:list-item>
      </text:list>
      <text:p text:style-name="Standard"/>
      <text:p text:style-name="P1">Part <text:span text:style-name="T3">2</text:span> – Basic Configuration</text:p>
      <text:p text:style-name="Standard"/>
      <text:p text:style-name="P13">After you virtual machine starts, you need to log into your <text:span text:style-name="T4">cis140W</text:span> account on the virtual machine. <text:s/>Remember that the password is also <text:span text:style-name="T4">cis140W</text:span>.</text:p>
      <text:p text:style-name="Standard"/>
      <text:p text:style-name="Standard"><text:soft-page-break/>There are two main places to make configuration changes on a Windows <text:span text:style-name="T2">10</text:span> machine. <text:s/>You can either use the <text:span text:style-name="T4">Settings</text:span> or the older <text:span text:style-name="T4">Control Panel</text:span>. <text:s/><text:span text:style-name="T3">In some cases the </text:span><text:span text:style-name="T5">Control Panel</text:span><text:span text:style-name="T3"> just redirects you to the </text:span><text:span text:style-name="T5">Settings</text:span><text:span text:style-name="T3">.</text:span></text:p>
      <text:p text:style-name="Standard"/>
      <text:p text:style-name="P11">Using Settings</text:p>
      <text:p text:style-name="Standard"/>
      <text:p text:style-name="P9"><text:span text:style-name="T3">From the start menu in the lower left hand corner, find and start Settings. <text:s/>Search the Settings menus and options and answer the following questions.</text:span></text:p>
      <text:p text:style-name="Standard"/>
      <text:p text:style-name="P2">Exact text for the timezone selected in the drop down: ____________________________________</text:p>
      <text:p text:style-name="Standard"><text:span text:style-name="T8"/></text:p>
      <text:p text:style-name="Standard"><text:span text:style-name="T8">Number of printers your virtual machine has</text:span><text:span text:style-name="T7">: _________</text:span></text:p>
      <text:p text:style-name="P2"/>
      <text:p text:style-name="P2">Name of <text:span text:style-name="T6">the </text:span>bottom <text:span text:style-name="T6">printer</text:span>: _________________________________</text:p>
      <text:p text:style-name="P2"/>
      <text:p text:style-name="P12">Using Control Panel</text:p>
      <text:p text:style-name="Standard"/>
      <text:p text:style-name="Standard"><text:span text:style-name="T6">You probably have a Control Panel launcher on the Desktop, but if not, you can find it from the Start menu. <text:s/></text:span>Start the <text:span text:style-name="T4">Control Panel</text:span>. <text:s/>If your machine starts in Category mode then you can change it in the upper right corner where it reads “View by” to Large icons.</text:p>
      <text:p text:style-name="Standard"/>
      <text:p text:style-name="Standard">Select and start the System applet. <text:s/>From there answer the following questions.</text:p>
      <text:p text:style-name="Standard"/>
      <text:p text:style-name="P2">Windows Edition: ________________________</text:p>
      <text:p text:style-name="P2"/>
      <text:p text:style-name="P2">Processor: __________________________</text:p>
      <text:p text:style-name="P2"/>
      <text:p text:style-name="P2">Computer name: ________________________</text:p>
      <text:p text:style-name="P2"/>
      <text:p text:style-name="Standard">Go back and start the Language applet. <text:s/>Pretend you are going to add a language. <text:s/>Open the Spanish language <text:span text:style-name="T6">group</text:span>, then count the number of regional variants of Spanish listed.</text:p>
      <text:p text:style-name="Standard"/>
      <text:p text:style-name="P2">Number of Spanish regional variants supported: __________</text:p>
      <text:p text:style-name="Standard"/>
      <text:p text:style-name="Standard">You can cancel instead of adding the language.</text:p>
      <text:p text:style-name="Standard"/>
      <text:p text:style-name="P1">Part <text:span text:style-name="T6">3</text:span> – Screen Prints</text:p>
      <text:p text:style-name="Standard"/>
      <text:p text:style-name="Standard">There are two basic ways to take screen prints. <text:s/>The easiest to work with is probably with the Snipping Tool. <text:s/>You can find it by moving your mouse to the right corners and selecting the top icon for Search. <text:s/>In the search box you can start typing “Snipping Tool” and in a few letters it should be the only result. <text:s/><text:span text:style-name="T6">Using the Snipping Tool you can select a portion of the screen and save the results in a .png file which can be inserted into a document.</text:span></text:p>
      <text:p text:style-name="Standard"/>
      <text:p text:style-name="Standard">The other main method of getting screen prints is to use the Print Screen button on your keyboard. <text:s/>The problem is that the button is usually abbreviated and sometimes it requires you to press a function key in addition when on some laptops.</text:p>
      <text:p text:style-name="Standard"/>
      <text:p text:style-name="Standard">When you press the Print Screen button, a copy of the screen is copied to your clipboard. <text:s/>You can then <text:soft-page-break/>start another program that can receive pastes such as Microsoft Word, LibreOffice Writer, or even Microsoft Paint. <text:s/>In the receiving program you can paste the contents of the clipboard.</text:p>
      <text:p text:style-name="Standard"/>
      <text:p text:style-name="Standard">Try taking a screen print using each of the methods. <text:s/>Answer the following questions with “Yes” as soon as it has been completed. <text:s/>I will not ask from proof in this assignment.</text:p>
      <text:p text:style-name="Standard"/>
      <text:p text:style-name="P2">Did you take a screen print with the Snipping Tool? _____</text:p>
      <text:p text:style-name="P2"/>
      <text:p text:style-name="P2">Did you take a screen print with the Print Screen button? _____</text:p>
      <text:p text:style-name="Text_20_body"/>
      <text:p text:style-name="P10">Part <text:span text:style-name="T6">4</text:span> – <text:span text:style-name="T6">Shutting down your virtual machine</text:span></text:p>
      <text:p text:style-name="P9"/>
      <text:p text:style-name="Text_20_body">You want to get into the habit of always shutting down the virtual machine from inside of it instead of from the Oracle VM VirtualBox application. <text:s/>If you use the Oracle VM VirtualBox software to close or pause the virtual machine then you run the risk of corrupting the virtual machine. <text:s/>It is basically the equivalent of turning off a desktop machine by unplugging it or turning off a laptop by unplugging it and removing the battery. <text:s/>When you properly shutdown from inside the virtual machine then it has the ability to get into a stable state before it exits.</text:p>
      <text:p text:style-name="Text_20_body"/>
      <text:list xml:id="list104547626891468" text:continue-numbering="true" text:style-name="L1">
        <text:list-item>
          <text:p text:style-name="P14">In your virtual machine</text:p>
          <text:list>
            <text:list-item>
              <text:p text:style-name="P14">Close all windows in the virtual machine</text:p>
            </text:list-item>
            <text:list-item>
              <text:p text:style-name="P14">Click the Windows Start button</text:p>
            </text:list-item>
            <text:list-item>
              <text:p text:style-name="P14">Select Power</text:p>
            </text:list-item>
            <text:list-item>
              <text:p text:style-name="P14">Select Shut down</text:p>
            </text:list-item>
          </text:list>
        </text:list-item>
      </text:list>
      <text:p text:style-name="P15"/>
      <text:p text:style-name="P16">After your virtual machine has shut down you can close the Oracle VM VirtualBox Manager.</text:p>
      <text:p text:style-name="P15"/>
      <text:p text:style-name="P1">Part 5 – Turning in the lab assignment</text:p>
      <text:p text:style-name="Standard"/>
      <text:p text:style-name="Standard">Upload your completed lab assignment to Moodle. <text:s/>Once submitted, I will assume it is complete and the final copy. <text:s/>Verify your uploaded content to make sure it is correct and what you expected. <text:s/>Email submissions are not accep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3:39.45</meta:creation-date>
    <dc:date>2016-09-27T10:45:45.850000000</dc:date>
    <meta:editing-duration>PT22M57S</meta:editing-duration>
    <meta:editing-cycles>8</meta:editing-cycles>
    <meta:generator>LibreOffice/5.0.3.2$Windows_x86 LibreOffice_project/e5f16313668ac592c1bfb310f4390624e3dbfb75</meta:generator>
    <meta:document-statistic meta:table-count="0" meta:image-count="0" meta:object-count="0" meta:page-count="3" meta:paragraph-count="64" meta:word-count="982" meta:character-count="5641" meta:non-whitespace-character-count="4717"/>
  </office:meta>
</office:document-meta>
</file>